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a04" officeooo:paragraph-rsid="00185a04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85a04" officeooo:paragraph-rsid="00185a04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officeooo:rsid="00185a04" officeooo:paragraph-rsid="00185a04" style:font-size-asian="14pt" style:font-size-complex="14pt"/>
    </style:style>
    <style:style style:name="P4" style:family="paragraph" style:parent-style-name="Standard">
      <style:text-properties fo:font-size="14pt" officeooo:rsid="00185a04" officeooo:paragraph-rsid="00185a04" style:font-size-asian="14pt" style:font-size-complex="14pt"/>
    </style:style>
    <style:style style:name="T1" style:family="text">
      <style:text-properties officeooo:rsid="001959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5995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a02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savoir</text:p>
      <text:p text:style-name="P1"/>
      <text:p text:style-name="P1"/>
      <text:p text:style-name="P1"><text:span text:style-name="T4">- Pour démarrer le projet, il faut taper </text:span><text:a xlink:type="simple" xlink:href="http://localhost/" text:style-name="Internet_20_link" text:visited-style-name="Visited_20_Internet_20_Link"><text:span text:style-name="T4">http://localhost</text:span></text:a><text:span text:style-name="T4"> pour y accéder, puis cliquer sur le projet nommé « </text:span><text:span text:style-name="T5">newpc</text:span><text:span text:style-name="T4"> ».</text:span></text:p>
      <text:p text:style-name="P3"/>
      <text:p text:style-name="P3">- Si vous souhaitez réimporter la base de données sur laquelle le projet s’appuie <text:span text:style-name="T1">avec </text:span><text:span text:style-name="T3">newpc.sql </text:span>, pensez à toujours la nommer « <text:span text:style-name="T2">newpc</text:span> », sinon cela ne fonctionnera pas.</text:p>
      <text:p text:style-name="P3"/>
      <text:p text:style-name="P3">- <text:span text:style-name="T6">Les versions utilisées pour ce projet :</text:span></text:p>
      <text:p text:style-name="P3"><text:tab/><text:span text:style-name="T6">Apache 2.4.23</text:span></text:p>
      <text:p text:style-name="P3"><text:tab/><text:span text:style-name="T6">PHP 7.0.10</text:span></text:p>
      <text:p text:style-name="P3"><text:tab/><text:span text:style-name="T6">MySQL 5.7.14</text:span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8:57:26.794000000</meta:creation-date>
    <dc:date>2017-06-27T19:04:34.249000000</dc:date>
    <meta:editing-duration>PT4M41S</meta:editing-duration>
    <meta:editing-cycles>3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8" meta:word-count="67" meta:character-count="374" meta:non-whitespace-character-count="310"/>
  </office:meta>
</office:document-meta>
</file>